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roman" svg:font-family="Timesroman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betan Machine Uni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betan Machine Uni"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color="#ff4000" loext:opacity="100%" style:font-name="Tibetan Machine Uni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50953" loext:opacity="100%"/>
    </style:style>
    <style:style style:name="T3" style:family="text">
      <style:text-properties fo:color="#ff4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Basic Setup and Initialization</text:p>
      <text:p text:style-name="P2">Commands:</text:p>
      <text:p text:style-name="P1">git init</text:p>
      <text:p text:style-name="P2">Initializes a new Git repository in the current directory.</text:p>
      <text:p text:style-name="P2"><text:span text:style-name="T1">git remote add origin https://github.com/&lt;repo&gt;.git</text:span></text:p>
      <text:p text:style-name="P2">Links your local repository to a remote repository (replace &lt;repo&gt; with your repo name).</text:p>
      <text:p text:style-name="P2"><text:span text:style-name="T1">git remote -v</text:span></text:p>
      <text:p text:style-name="P2">Displays the current remote URLs associated with your repository.</text:p>
      <text:p text:style-name="P2"><text:span text:style-name="T1">git remote set-url origin https://github.com/&lt;new-repo&gt;.git</text:span></text:p>
      <text:p text:style-name="P2">Updates the URL of the linked remote repository.</text:p>
      <text:p text:style-name="P3">2. Branch Management</text:p>
      <text:p text:style-name="P2">Commands:</text:p>
      <text:p text:style-name="P1">git branch</text:p>
      <text:p text:style-name="P2">Lists all branches in your repository and highlights the current branch.</text:p>
      <text:p text:style-name="P2"><text:span text:style-name="T1">git branch -M main</text:span></text:p>
      <text:p text:style-name="P2">Renames the current branch to main.</text:p>
      <text:p text:style-name="P2"><text:span text:style-name="T1">git checkout &lt;branch-name&gt;</text:span></text:p>
      <text:p text:style-name="P2">Switches to an existing branch named &lt;branch-name&gt;.</text:p>
      <text:p text:style-name="P2"><text:span text:style-name="T1">git checkout -b &lt;new-branch-name&gt;</text:span></text:p>
      <text:p text:style-name="P2">Creates a new branch named &lt;new-branch-name&gt; and switches to it.</text:p>
      <text:p text:style-name="P1"><text:soft-page-break/>git switch &lt;branch-name&gt;</text:p>
      <text:p text:style-name="P2">Switches branches (alternative to <text:span text:style-name="T1">git checkout</text:span>).</text:p>
      <text:p text:style-name="P3">3. Working with Changes</text:p>
      <text:p text:style-name="P2">Commands:</text:p>
      <text:p text:style-name="P1">git status</text:p>
      <text:p text:style-name="P2">Displays the current state of the repository, including modified, staged, or untracked files.</text:p>
      <text:p text:style-name="P2"><text:span text:style-name="T1">git add &lt;file&gt;</text:span></text:p>
      <text:p text:style-name="P2">Stages the specified file for commit (e.g., git add rev.py).</text:p>
      <text:p text:style-name="P2"><text:span text:style-name="T1">git add .</text:span></text:p>
      <text:p text:style-name="P2">Stages all changes in the repository for commit.</text:p>
      <text:p text:style-name="P2"><text:span text:style-name="T1">git commit -m "&lt;message&gt;"</text:span></text:p>
      <text:p text:style-name="P2">Saves your staged changes with a descriptive message.</text:p>
      <text:p text:style-name="P1"><text:span text:style-name="T3">4. Merging Changes</text:span></text:p>
      <text:p text:style-name="P2">Commands:</text:p>
      <text:p text:style-name="P1">git merge &lt;branch-name&gt;</text:p>
      <text:p text:style-name="P2">Combines changes from &lt;branch-name&gt; into the current branch.</text:p>
      <text:p text:style-name="P1">git merge --abort</text:p>
      <text:p text:style-name="P2">Aborts a merge in progress if conflicts arise.</text:p>
      <text:p text:style-name="P2"><text:span text:style-name="T1">git rebase &lt;branch-name&gt;</text:span></text:p>
      <text:p text:style-name="P2">Reapplies commits from &lt;branch-name&gt; on top of the current branch.<text:line-break/></text:p>
      <text:p text:style-name="P3"><text:soft-page-break/>5. Pushing and Pulling</text:p>
      <text:p text:style-name="P2">Commands:</text:p>
      <text:p text:style-name="P1">git push -u origin &lt;branch-name&gt;</text:p>
      <text:p text:style-name="P2">Pushes commits to the specified branch on the remote repository and sets up tracking.</text:p>
      <text:p text:style-name="P1">git push -u origin main</text:p>
      <text:p text:style-name="P2">Pushes changes in the main branch to the remote repository.</text:p>
      <text:p text:style-name="P1">git fetch</text:p>
      <text:p text:style-name="P2">Downloads changes from the remote repository without merging them.</text:p>
      <text:p text:style-name="P1">git pull</text:p>
      <text:p text:style-name="P2">Fetches and merges changes from the remote repository.</text:p>
      <text:p text:style-name="P3">6. Viewing History</text:p>
      <text:p text:style-name="P2">Commands:</text:p>
      <text:p text:style-name="P1">git log</text:p>
      <text:p text:style-name="P2">Shows the detailed commit history.</text:p>
      <text:p text:style-name="P1">git log --oneline</text:p>
      <text:p text:style-name="P2">Displays a compact, one-line summary of commits.</text:p>
      <text:p text:style-name="P2"><text:span text:style-name="T1">git log --graph</text:span></text:p>
      <text:p text:style-name="P2">Shows the commit history as a visual graph.</text:p>
      <text:p text:style-name="P2"><text:span text:style-name="T1">git diff</text:span></text:p>
      <text:p text:style-name="P2">Displays changes between commits, branches, or the working directory.</text:p>
      <text:p text:style-name="P1">git blame &lt;file&gt;</text:p>
      <text:p text:style-name="P2"><text:soft-page-break/>Shows who made changes to each line in the specified file.</text:p>
      <text:p text:style-name="P3">7. Stashing</text:p>
      <text:p text:style-name="P2">Commands:</text:p>
      <text:p text:style-name="P1">git stash</text:p>
      <text:p text:style-name="P2">Temporarily saves uncommitted changes.</text:p>
      <text:p text:style-name="P1">git stash apply</text:p>
      <text:p text:style-name="P2">Reapplies stashed changes.</text:p>
      <text:p text:style-name="P1">git stash pop</text:p>
      <text:p text:style-name="P2">Applies and removes stashed changes.</text:p>
      <text:p text:style-name="P1">git stash list</text:p>
      <text:p text:style-name="P2">Displays a list of stashed changes.</text:p>
      <text:p text:style-name="P3">8. Tagging</text:p>
      <text:p text:style-name="P2">Commands:</text:p>
      <text:p text:style-name="P1">git tag &lt;tag-name&gt;</text:p>
      <text:p text:style-name="P2">Creates a tag for a specific commit.</text:p>
      <text:p text:style-name="P2"><text:span text:style-name="T1">git push origin --tags</text:span></text:p>
      <text:p text:style-name="P2">Pushes all tags to the remote repository.</text:p>
      <text:p text:style-name="P3">9. Reset and Revert</text:p>
      <text:p text:style-name="P2">Commands:</text:p>
      <text:p text:style-name="P1">git reset</text:p>
      <text:p text:style-name="P2">Unstages changes in the staging area.</text:p>
      <text:p text:style-name="P1">git reset --hard</text:p>
      <text:p text:style-name="P2">Discards changes in the working directory and staging area.</text:p>
      <text:p text:style-name="P1">git revert &lt;commit-hash&gt;</text:p>
      <text:p text:style-name="P2"><text:soft-page-break/>Creates a new commit to undo a specific commit.</text:p>
      <text:p text:style-name="P3">10. File Tracking and Management</text:p>
      <text:p text:style-name="P2">Commands:</text:p>
      <text:p text:style-name="P1">git rm &lt;file&gt;</text:p>
      <text:p text:style-name="P2">Removes a file from the repository.</text:p>
      <text:p text:style-name="P1">git mv &lt;old-path&gt; &lt;new-path&gt;</text:p>
      <text:p text:style-name="P2">Renames or moves a file in the repository.</text:p>
      <text:p text:style-name="P1">git clean -f</text:p>
      <text:p text:style-name="P2">Removes untracked files from the working directory.</text:p>
      <text:p text:style-name="P3">11. Advanced Usage</text:p>
      <text:p text:style-name="P2">Commands:</text:p>
      <text:p text:style-name="P1">git bisect</text:p>
      <text:p text:style-name="P2">Finds the commit that introduced a bug using binary search.</text:p>
      <text:p text:style-name="P2"><text:span text:style-name="T1">git archive</text:span></text:p>
      <text:p text:style-name="P2">Creates an archive (e.g., .zip or .tar) of files from the repository.</text:p>
      <text:p text:style-name="P1">git show &lt;commit-hash&gt;</text:p>
      <text:p text:style-name="P2">Displays details about a specific commit.</text:p>
      <text:p text:style-name="P1">git config --global user.name "&lt;name&gt;"</text:p>
      <text:p text:style-name="P2">Configures the global username for Git.</text:p>
      <text:p text:style-name="P2"><text:span text:style-name="T1">git submodule</text:span></text:p>
      <text:p text:style-name="P2">Manages submodules within a repository.</text:p>
      <text:p text:style-name="P3"><text:soft-page-break/><text:line-break/><text:line-break/>12. Credential Management</text:p>
      <text:p text:style-name="P2">Commands:</text:p>
      <text:p text:style-name="P1">git credential-cache exit</text:p>
      <text:p text:style-name="P2">Ends the credential cache session, requiring credentials for the next push/pul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roman" svg:font-family="Times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1:56:29.975332993</meta:creation-date>
    <dc:date>2024-12-05T22:10:44.864488126</dc:date>
    <meta:editing-duration>PT3M54S</meta:editing-duration>
    <meta:editing-cycles>1</meta:editing-cycles>
    <meta:document-statistic meta:table-count="0" meta:image-count="0" meta:object-count="0" meta:page-count="6" meta:paragraph-count="110" meta:word-count="544" meta:character-count="3494" meta:non-whitespace-character-count="3021"/>
    <meta:generator>LibreOffice/7.3.7.2$Linux_X86_64 LibreOffice_project/30$Build-2</meta:generator>
  </office:meta>
</office:document-meta>
</file>